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orth Dakota State (0-1)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oise St. (1-0)</text:p>
          </table:table-cell>
          <table:table-cell office:value-type="string">
            <text:p>25</text:p>
          </table:table-cell>
          <table:table-cell office:value-type="string">
            <text:p>27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.08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48</text:p>
          </table:table-cell>
          <table:table-cell office:value-type="string">
            <text:p>.06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53</text:p>
          </table:table-cell>
          <table:table-cell office:value-type="string">
            <text:p>.113</text:p>
          </table:table-cell>
        </table:table-row>
        <table:table-row>
          <table:table-cell office:value-type="string">
            <text:p>Boise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38</text:p>
          </table:table-cell>
          <table:table-cell office:value-type="string">
            <text:p>.23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52</text:p>
          </table:table-cell>
          <table:table-cell office:value-type="string">
            <text:p>.17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9</text:p>
          </table:table-cell>
          <table:table-cell office:value-type="string">
            <text:p>57</text:p>
          </table:table-cell>
          <table:table-cell office:value-type="string">
            <text:p>.175</text:p>
          </table:table-cell>
        </table:table-row>
      </table:table>
      <table:table table:name="Sheet 2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.2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-.125</text:p>
          </table:table-cell>
          <table:table-cell office:value-type="string">
            <text:p>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50</text:p>
          </table:table-cell>
          <table:table-cell office:value-type="string">
            <text:p>.04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 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-.1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42</text:p>
          </table:table-cell>
          <table:table-cell office:value-type="string">
            <text:p>.09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1</text:p>
          </table:table-cell>
          <table:table-cell office:value-type="string">
            <text:p>19</text:p>
          </table:table-cell>
          <table:table-cell office:value-type="string">
            <text:p>137</text:p>
          </table:table-cell>
          <table:table-cell office:value-type="string">
            <text:p>.088</text:p>
          </table:table-cell>
          <table:table-cell office:value-type="string">
            <text:p>3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63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9.0</text:p>
          </table:table-cell>
        </table:table-row>
      </table:table>
      <table:table table:name="Sheet 3">
        <table:table-row>
          <table:table-cell office:value-type="string">
            <text:p>Boise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abryn Roberts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.18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8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iley Lewis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2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aney Hayes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Janell Walley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5</text:p>
          </table:table-cell>
          <table:table-cell office:value-type="string">
            <text:p>.32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Jaymee-Lee Bulda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Cassedi Sim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Sierra Nobley 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49</text:p>
          </table:table-cell>
          <table:table-cell office:value-type="string">
            <text:p>.16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Celine Christense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ddi Osbur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1</text:p>
          </table:table-cell>
          <table:table-cell office:value-type="string">
            <text:p>23</text:p>
          </table:table-cell>
          <table:table-cell office:value-type="string">
            <text:p>147</text:p>
          </table:table-cell>
          <table:table-cell office:value-type="string">
            <text:p>.190</text:p>
          </table:table-cell>
          <table:table-cell office:value-type="string">
            <text:p>49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74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